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solid" draw:fill-color="#000000"/>
    </style:style>
    <style:style style:name="gr2" style:family="graphic" style:parent-style-name="standard">
      <style:graphic-properties draw:stroke="none" svg:stroke-width="0.035cm" draw:stroke-linejoin="miter" draw:fill="solid" draw:fill-color="#ffffff"/>
    </style:style>
    <style:style style:name="gr3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cm" fo:min-width="0cm" fo:padding-top="0cm" fo:padding-bottom="0cm" fo:padding-left="0cm" fo:padding-right="0cm"/>
    </style:style>
    <style:style style:name="P1" style:family="paragraph">
      <style:paragraph-properties fo:text-align="start"/>
    </style:style>
    <style:style style:name="T1" style:family="text">
      <style:text-properties fo:color="#000000" fo:font-family="ProductusOSGiBookc" fo:font-size="8pt" fo:font-style="normal" fo:font-weight="normal"/>
    </style:style>
    <style:style style:name="T2" style:family="text">
      <style:text-properties fo:color="#000000" fo:font-family="ProductusSemibold" fo:font-size="8pt" fo:font-style="normal" fo:font-weight="normal"/>
    </style:style>
    <style:style style:name="T3" style:family="text">
      <style:text-properties fo:color="#000000" fo:font-family="ProductusBook" fo:font-size="8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layer="layout" svg:width="1.915cm" svg:height="0.937cm" svg:x="0.091cm" svg:y="2.322cm" svg:viewBox="0 0 1916 938" draw:points="958,938 0,938 0,0 1916,0 1916,938">
          <text:p/>
        </draw:polygon>
        <draw:polygon draw:style-name="gr1" draw:layer="layout" svg:width="1.923cm" svg:height="0.016cm" svg:x="0.091cm" svg:y="2.313cm" svg:viewBox="0 0 1924 17" draw:points="962,17 0,17 0,0 1924,0 1924,17">
          <text:p/>
        </draw:polygon>
        <draw:polygon draw:style-name="gr1" draw:layer="layout" svg:width="0.016cm" svg:height="0.945cm" svg:x="1.998cm" svg:y="2.322cm" svg:viewBox="0 0 17 946" draw:points="8,946 0,946 0,0 17,0 17,946">
          <text:p/>
        </draw:polygon>
        <draw:polygon draw:style-name="gr1" draw:layer="layout" svg:width="1.923cm" svg:height="0.016cm" svg:x="0.083cm" svg:y="3.251cm" svg:viewBox="0 0 1924 17" draw:points="962,17 0,17 0,0 1924,0 1924,17">
          <text:p/>
        </draw:polygon>
        <draw:polygon draw:style-name="gr1" draw:layer="layout" svg:width="0.016cm" svg:height="0.945cm" svg:x="0.083cm" svg:y="2.313cm" svg:viewBox="0 0 17 946" draw:points="8,946 0,946 0,0 17,0 17,946">
          <text:p/>
        </draw:polygon>
        <draw:polygon draw:style-name="gr2" draw:layer="layout" svg:width="1.915cm" svg:height="0.937cm" svg:x="0.008cm" svg:y="2.258cm" svg:viewBox="0 0 1916 938" draw:points="958,938 0,938 0,0 1916,0 1916,938">
          <text:p/>
        </draw:polygon>
        <draw:polygon draw:style-name="gr1" draw:layer="layout" svg:width="1.923cm" svg:height="0.016cm" svg:x="0.008cm" svg:y="2.25cm" svg:viewBox="0 0 1924 17" draw:points="962,17 0,17 0,0 1924,0 1924,17">
          <text:p/>
        </draw:polygon>
        <draw:polygon draw:style-name="gr1" draw:layer="layout" svg:width="0.016cm" svg:height="0.945cm" svg:x="1.916cm" svg:y="2.258cm" svg:viewBox="0 0 17 946" draw:points="8,946 0,946 0,0 17,0 17,946">
          <text:p/>
        </draw:polygon>
        <draw:polygon draw:style-name="gr1" draw:layer="layout" svg:width="1.923cm" svg:height="0.016cm" svg:x="0cm" svg:y="3.188cm" svg:viewBox="0 0 1924 17" draw:points="962,17 0,17 0,0 1924,0 1924,17">
          <text:p/>
        </draw:polygon>
        <draw:polygon draw:style-name="gr1" draw:layer="layout" svg:width="0.016cm" svg:height="0.945cm" svg:x="0cm" svg:y="2.25cm" svg:viewBox="0 0 17 946" draw:points="8,946 0,946 0,0 17,0 17,946">
          <text:p/>
        </draw:polygon>
        <draw:polygon draw:style-name="gr1" draw:layer="layout" svg:width="2.039cm" svg:height="0.937cm" svg:x="4.347cm" svg:y="0.571cm" svg:viewBox="0 0 2040 938" draw:points="1020,938 0,938 0,0 2040,0 2040,938">
          <text:p/>
        </draw:polygon>
        <draw:polygon draw:style-name="gr1" draw:layer="layout" svg:width="2.048cm" svg:height="0.016cm" svg:x="4.347cm" svg:y="0.563cm" svg:viewBox="0 0 2049 17" draw:points="1025,17 0,17 0,0 2049,0 2049,17">
          <text:p/>
        </draw:polygon>
        <draw:polygon draw:style-name="gr1" draw:layer="layout" svg:width="0.017cm" svg:height="0.945cm" svg:x="6.379cm" svg:y="0.571cm" svg:viewBox="0 0 18 946" draw:points="9,946 0,946 0,0 18,0 18,946">
          <text:p/>
        </draw:polygon>
        <draw:polygon draw:style-name="gr1" draw:layer="layout" svg:width="2.048cm" svg:height="0.016cm" svg:x="4.338cm" svg:y="1.501cm" svg:viewBox="0 0 2049 17" draw:points="1025,17 0,17 0,0 2049,0 2049,17">
          <text:p/>
        </draw:polygon>
        <draw:polygon draw:style-name="gr1" draw:layer="layout" svg:width="0.017cm" svg:height="0.945cm" svg:x="4.338cm" svg:y="0.563cm" svg:viewBox="0 0 18 946" draw:points="9,946 0,946 0,0 18,0 18,946">
          <text:p/>
        </draw:polygon>
        <draw:polygon draw:style-name="gr2" draw:layer="layout" svg:width="2.041cm" svg:height="0.937cm" svg:x="4.257cm" svg:y="0.508cm" svg:viewBox="0 0 2042 938" draw:points="1021,938 0,938 0,0 2042,0 2042,938">
          <text:p/>
        </draw:polygon>
        <draw:polygon draw:style-name="gr1" draw:layer="layout" svg:width="2.051cm" svg:height="0.016cm" svg:x="4.257cm" svg:y="0.499cm" svg:viewBox="0 0 2052 17" draw:points="1026,17 0,17 0,0 2052,0 2052,17">
          <text:p/>
        </draw:polygon>
        <draw:polygon draw:style-name="gr1" draw:layer="layout" svg:width="0.017cm" svg:height="0.945cm" svg:x="6.291cm" svg:y="0.508cm" svg:viewBox="0 0 18 946" draw:points="9,946 0,946 0,0 18,0 18,946">
          <text:p/>
        </draw:polygon>
        <draw:polygon draw:style-name="gr1" draw:layer="layout" svg:width="2.051cm" svg:height="0.016cm" svg:x="4.248cm" svg:y="1.437cm" svg:viewBox="0 0 2052 17" draw:points="1026,17 0,17 0,0 2052,0 2052,17">
          <text:p/>
        </draw:polygon>
        <draw:polygon draw:style-name="gr1" draw:layer="layout" svg:width="0.017cm" svg:height="0.945cm" svg:x="4.248cm" svg:y="0.499cm" svg:viewBox="0 0 18 946" draw:points="9,946 0,946 0,0 18,0 18,946">
          <text:p/>
        </draw:polygon>
        <draw:polygon draw:style-name="gr1" draw:layer="layout" svg:width="1.915cm" svg:height="0.937cm" svg:x="4.341cm" svg:y="4.072cm" svg:viewBox="0 0 1916 938" draw:points="958,938 0,938 0,0 1916,0 1916,938">
          <text:p/>
        </draw:polygon>
        <draw:polygon draw:style-name="gr1" draw:layer="layout" svg:width="1.923cm" svg:height="0.016cm" svg:x="4.341cm" svg:y="4.064cm" svg:viewBox="0 0 1924 17" draw:points="962,17 0,17 0,0 1924,0 1924,17">
          <text:p/>
        </draw:polygon>
        <draw:polygon draw:style-name="gr1" draw:layer="layout" svg:width="0.016cm" svg:height="0.945cm" svg:x="6.248cm" svg:y="4.072cm" svg:viewBox="0 0 17 946" draw:points="8,946 0,946 0,0 17,0 17,946">
          <text:p/>
        </draw:polygon>
        <draw:polygon draw:style-name="gr1" draw:layer="layout" svg:width="1.923cm" svg:height="0.016cm" svg:x="4.333cm" svg:y="5.002cm" svg:viewBox="0 0 1924 17" draw:points="962,17 0,17 0,0 1924,0 1924,17">
          <text:p/>
        </draw:polygon>
        <draw:polygon draw:style-name="gr1" draw:layer="layout" svg:width="0.016cm" svg:height="0.945cm" svg:x="4.333cm" svg:y="4.064cm" svg:viewBox="0 0 17 946" draw:points="8,946 0,946 0,0 17,0 17,946">
          <text:p/>
        </draw:polygon>
        <draw:polygon draw:style-name="gr2" draw:layer="layout" svg:width="1.917cm" svg:height="0.937cm" svg:x="4.257cm" svg:y="4.009cm" svg:viewBox="0 0 1918 938" draw:points="959,938 0,938 0,0 1918,0 1918,938">
          <text:p/>
        </draw:polygon>
        <draw:polygon draw:style-name="gr1" draw:layer="layout" svg:width="1.925cm" svg:height="0.016cm" svg:x="4.257cm" svg:y="4cm" svg:viewBox="0 0 1926 17" draw:points="963,17 0,17 0,0 1926,0 1926,17">
          <text:p/>
        </draw:polygon>
        <draw:polygon draw:style-name="gr1" draw:layer="layout" svg:width="0.016cm" svg:height="0.945cm" svg:x="6.166cm" svg:y="4.009cm" svg:viewBox="0 0 17 946" draw:points="8,946 0,946 0,0 17,0 17,946">
          <text:p/>
        </draw:polygon>
        <draw:polygon draw:style-name="gr1" draw:layer="layout" svg:width="1.925cm" svg:height="0.016cm" svg:x="4.248cm" svg:y="4.938cm" svg:viewBox="0 0 1926 17" draw:points="963,17 0,17 0,0 1926,0 1926,17">
          <text:p/>
        </draw:polygon>
        <draw:polygon draw:style-name="gr1" draw:layer="layout" svg:width="0.016cm" svg:height="0.945cm" svg:x="4.248cm" svg:y="4cm" svg:viewBox="0 0 17 946" draw:points="8,946 0,946 0,0 17,0 17,946">
          <text:p/>
        </draw:polygon>
        <draw:polygon draw:style-name="gr1" draw:layer="layout" svg:width="1.915cm" svg:height="0.937cm" svg:x="4.341cm" svg:y="2.322cm" svg:viewBox="0 0 1916 938" draw:points="958,938 0,938 0,0 1916,0 1916,938">
          <text:p/>
        </draw:polygon>
        <draw:polygon draw:style-name="gr1" draw:layer="layout" svg:width="1.923cm" svg:height="0.016cm" svg:x="4.341cm" svg:y="2.313cm" svg:viewBox="0 0 1924 17" draw:points="962,17 0,17 0,0 1924,0 1924,17">
          <text:p/>
        </draw:polygon>
        <draw:polygon draw:style-name="gr1" draw:layer="layout" svg:width="0.016cm" svg:height="0.945cm" svg:x="6.248cm" svg:y="2.322cm" svg:viewBox="0 0 17 946" draw:points="8,946 0,946 0,0 17,0 17,946">
          <text:p/>
        </draw:polygon>
        <draw:polygon draw:style-name="gr1" draw:layer="layout" svg:width="1.923cm" svg:height="0.016cm" svg:x="4.333cm" svg:y="3.251cm" svg:viewBox="0 0 1924 17" draw:points="962,17 0,17 0,0 1924,0 1924,17">
          <text:p/>
        </draw:polygon>
        <draw:polygon draw:style-name="gr1" draw:layer="layout" svg:width="0.016cm" svg:height="0.945cm" svg:x="4.333cm" svg:y="2.313cm" svg:viewBox="0 0 17 946" draw:points="8,946 0,946 0,0 17,0 17,946">
          <text:p/>
        </draw:polygon>
        <draw:polygon draw:style-name="gr2" draw:layer="layout" svg:width="1.917cm" svg:height="0.937cm" svg:x="4.257cm" svg:y="2.258cm" svg:viewBox="0 0 1918 938" draw:points="959,938 0,938 0,0 1918,0 1918,938">
          <text:p/>
        </draw:polygon>
        <draw:polygon draw:style-name="gr1" draw:layer="layout" svg:width="1.925cm" svg:height="0.016cm" svg:x="4.257cm" svg:y="2.25cm" svg:viewBox="0 0 1926 17" draw:points="963,17 0,17 0,0 1926,0 1926,17">
          <text:p/>
        </draw:polygon>
        <draw:polygon draw:style-name="gr1" draw:layer="layout" svg:width="0.016cm" svg:height="0.945cm" svg:x="6.166cm" svg:y="2.258cm" svg:viewBox="0 0 17 946" draw:points="8,946 0,946 0,0 17,0 17,946">
          <text:p/>
        </draw:polygon>
        <draw:polygon draw:style-name="gr1" draw:layer="layout" svg:width="1.925cm" svg:height="0.016cm" svg:x="4.248cm" svg:y="3.188cm" svg:viewBox="0 0 1926 17" draw:points="963,17 0,17 0,0 1926,0 1926,17">
          <text:p/>
        </draw:polygon>
        <draw:polygon draw:style-name="gr1" draw:layer="layout" svg:width="0.016cm" svg:height="0.945cm" svg:x="4.248cm" svg:y="2.25cm" svg:viewBox="0 0 17 946" draw:points="8,946 0,946 0,0 17,0 17,946">
          <text:p/>
        </draw:polygon>
        <draw:polygon draw:style-name="gr1" draw:layer="layout" svg:width="0.016cm" svg:height="0.765cm" svg:x="5.249cm" svg:y="1.501cm" svg:viewBox="0 0 17 766" draw:points="8,766 0,766 0,0 17,0 17,766">
          <text:p/>
        </draw:polygon>
        <draw:polygon draw:style-name="gr1" draw:layer="layout" svg:width="0.016cm" svg:height="0.765cm" svg:x="5.249cm" svg:y="3.251cm" svg:viewBox="0 0 17 766" draw:points="8,766 0,766 0,0 17,0 17,766">
          <text:p/>
        </draw:polygon>
        <draw:polygon draw:style-name="gr1" draw:layer="layout" svg:width="2.765cm" svg:height="0.016cm" svg:x="1.499cm" svg:y="1.001cm" svg:viewBox="0 0 2766 17" draw:points="1383,17 0,17 0,0 2766,0 2766,17">
          <text:p/>
        </draw:polygon>
        <draw:polygon draw:style-name="gr1" draw:layer="layout" svg:width="0.016cm" svg:height="1.256cm" svg:x="1.499cm" svg:y="1.01cm" svg:viewBox="0 0 17 1257" draw:points="8,1257 0,1257 0,0 17,0 17,1257">
          <text:p/>
        </draw:polygon>
        <draw:polygon draw:style-name="gr1" draw:layer="layout" svg:width="2.266cm" svg:height="0.016cm" svg:x="1.998cm" svg:y="2.752cm" svg:viewBox="0 0 2267 17" draw:points="1133,17 0,17 0,0 2267,0 2267,17">
          <text:p/>
        </draw:polygon>
        <draw:polygon draw:style-name="gr1" draw:layer="layout" svg:width="2.765cm" svg:height="0.016cm" svg:x="1.499cm" svg:y="4.5cm" svg:viewBox="0 0 2766 17" draw:points="1383,17 0,17 0,0 2766,0 2766,17">
          <text:p/>
        </draw:polygon>
        <draw:polygon draw:style-name="gr1" draw:layer="layout" svg:width="0.016cm" svg:height="1.256cm" svg:x="1.499cm" svg:y="3.251cm" svg:viewBox="0 0 17 1257" draw:points="8,1257 0,1257 0,0 17,0 17,1257">
          <text:p/>
        </draw:polygon>
        <draw:polygon draw:style-name="gr1" draw:layer="layout" svg:width="1.917cm" svg:height="0.937cm" svg:x="9.84cm" svg:y="2.322cm" svg:viewBox="0 0 1918 938" draw:points="959,938 0,938 0,0 1918,0 1918,938">
          <text:p/>
        </draw:polygon>
        <draw:polygon draw:style-name="gr1" draw:layer="layout" svg:width="1.925cm" svg:height="0.016cm" svg:x="9.84cm" svg:y="2.313cm" svg:viewBox="0 0 1926 17" draw:points="963,17 0,17 0,0 1926,0 1926,17">
          <text:p/>
        </draw:polygon>
        <draw:polygon draw:style-name="gr1" draw:layer="layout" svg:width="0.016cm" svg:height="0.945cm" svg:x="11.75cm" svg:y="2.322cm" svg:viewBox="0 0 17 946" draw:points="8,946 0,946 0,0 17,0 17,946">
          <text:p/>
        </draw:polygon>
        <draw:polygon draw:style-name="gr1" draw:layer="layout" svg:width="1.925cm" svg:height="0.016cm" svg:x="9.832cm" svg:y="3.251cm" svg:viewBox="0 0 1926 17" draw:points="963,17 0,17 0,0 1926,0 1926,17">
          <text:p/>
        </draw:polygon>
        <draw:polygon draw:style-name="gr1" draw:layer="layout" svg:width="0.016cm" svg:height="0.945cm" svg:x="9.832cm" svg:y="2.313cm" svg:viewBox="0 0 17 946" draw:points="8,946 0,946 0,0 17,0 17,946">
          <text:p/>
        </draw:polygon>
        <draw:polygon draw:style-name="gr2" draw:layer="layout" svg:width="1.917cm" svg:height="0.937cm" svg:x="9.758cm" svg:y="2.258cm" svg:viewBox="0 0 1918 938" draw:points="959,938 0,938 0,0 1918,0 1918,938">
          <text:p/>
        </draw:polygon>
        <draw:polygon draw:style-name="gr1" draw:layer="layout" svg:width="1.925cm" svg:height="0.016cm" svg:x="9.758cm" svg:y="2.25cm" svg:viewBox="0 0 1926 17" draw:points="963,17 0,17 0,0 1926,0 1926,17">
          <text:p/>
        </draw:polygon>
        <draw:polygon draw:style-name="gr1" draw:layer="layout" svg:width="0.016cm" svg:height="0.945cm" svg:x="11.667cm" svg:y="2.258cm" svg:viewBox="0 0 17 946" draw:points="8,946 0,946 0,0 17,0 17,946">
          <text:p/>
        </draw:polygon>
        <draw:polygon draw:style-name="gr1" draw:layer="layout" svg:width="1.925cm" svg:height="0.016cm" svg:x="9.749cm" svg:y="3.188cm" svg:viewBox="0 0 1926 17" draw:points="963,17 0,17 0,0 1926,0 1926,17">
          <text:p/>
        </draw:polygon>
        <draw:polygon draw:style-name="gr1" draw:layer="layout" svg:width="0.016cm" svg:height="0.945cm" svg:x="9.749cm" svg:y="2.25cm" svg:viewBox="0 0 17 946" draw:points="8,946 0,946 0,0 17,0 17,946">
          <text:p/>
        </draw:polygon>
        <draw:polygon draw:style-name="gr1" draw:layer="layout" svg:width="3.517cm" svg:height="0.016cm" svg:x="6.248cm" svg:y="2.5cm" svg:viewBox="0 0 3518 17" draw:points="1759,17 0,17 0,0 3518,0 3518,17">
          <text:p/>
        </draw:polygon>
        <draw:polygon draw:style-name="gr1" draw:layer="layout" svg:width="2.016cm" svg:height="0.016cm" svg:x="6.248cm" svg:y="3.001cm" svg:viewBox="0 0 2017 17" draw:points="1009,17 0,17 0,0 2017,0 2017,17">
          <text:p/>
        </draw:polygon>
        <draw:polygon draw:style-name="gr1" draw:layer="layout" svg:width="0.016cm" svg:height="1.265cm" svg:x="10.249cm" svg:y="1.001cm" svg:viewBox="0 0 17 1266" draw:points="8,1266 0,1266 0,0 17,0 17,1266">
          <text:p/>
        </draw:polygon>
        <draw:polygon draw:style-name="gr1" draw:layer="layout" svg:width="3.878cm" svg:height="0.016cm" svg:x="6.379cm" svg:y="1.001cm" svg:viewBox="0 0 3879 17" draw:points="1939,17 0,17 0,0 3879,0 3879,17">
          <text:p/>
        </draw:polygon>
        <draw:polygon draw:style-name="gr1" draw:layer="layout" svg:width="0.016cm" svg:height="1.265cm" svg:x="10.249cm" svg:y="3.251cm" svg:viewBox="0 0 17 1266" draw:points="8,1266 0,1266 0,0 17,0 17,1266">
          <text:p/>
        </draw:polygon>
        <draw:polygon draw:style-name="gr1" draw:layer="layout" svg:width="4.008cm" svg:height="0.016cm" svg:x="6.248cm" svg:y="4.5cm" svg:viewBox="0 0 4009 17" draw:points="2005,17 0,17 0,0 4009,0 4009,17">
          <text:p/>
        </draw:polygon>
        <draw:polygon draw:style-name="gr1" draw:layer="layout" svg:width="0.016cm" svg:height="2.266cm" svg:x="11.25cm" svg:y="0cm" svg:viewBox="0 0 17 2267" draw:points="8,2267 0,2267 0,0 17,0 17,2267">
          <text:p/>
        </draw:polygon>
        <draw:polygon draw:style-name="gr1" draw:layer="layout" svg:width="10.758cm" svg:height="0.016cm" svg:x="0.5cm" svg:y="0cm" svg:viewBox="0 0 10759 17" draw:points="5379,17 0,17 0,0 10759,0 10759,17">
          <text:p/>
        </draw:polygon>
        <draw:polygon draw:style-name="gr1" draw:layer="layout" svg:width="0.016cm" svg:height="2.258cm" svg:x="0.5cm" svg:y="0.008cm" svg:viewBox="0 0 17 2259" draw:points="8,2259 0,2259 0,0 17,0 17,2259">
          <text:p/>
        </draw:polygon>
        <draw:polygon draw:style-name="gr1" draw:layer="layout" svg:width="0.016cm" svg:height="2.266cm" svg:x="11.25cm" svg:y="3.251cm" svg:viewBox="0 0 17 2267" draw:points="8,2267 0,2267 0,0 17,0 17,2267">
          <text:p/>
        </draw:polygon>
        <draw:polygon draw:style-name="gr1" draw:layer="layout" svg:width="10.758cm" svg:height="0.016cm" svg:x="0.5cm" svg:y="5.501cm" svg:viewBox="0 0 10759 17" draw:points="5379,17 0,17 0,0 10759,0 10759,17">
          <text:p/>
        </draw:polygon>
        <draw:polygon draw:style-name="gr1" draw:layer="layout" svg:width="0.016cm" svg:height="2.258cm" svg:x="0.5cm" svg:y="3.251cm" svg:viewBox="0 0 17 2259" draw:points="8,2259 0,2259 0,0 17,0 17,2259">
          <text:p/>
        </draw:polygon>
        <draw:polygon draw:style-name="gr1" draw:layer="layout" svg:width="0.007cm" svg:height="0.016cm" svg:x="9.758cm" svg:y="3.001cm" svg:viewBox="0 0 8 17" draw:points="4,17 0,17 0,0 8,0 8,17">
          <text:p/>
        </draw:polygon>
        <draw:polygon draw:style-name="gr1" draw:layer="layout" svg:width="3.508cm" svg:height="0.016cm" svg:x="6.248cm" svg:y="3.001cm" svg:viewBox="0 0 3509 17" draw:points="1755,17 0,17 0,0 3509,0 3509,17">
          <text:p/>
        </draw:polygon>
        <draw:frame draw:style-name="gr3" draw:layer="layout" svg:width="0.76cm" svg:height="0.344cm" svg:x="0.091cm" svg:y="2.323cm">
          <draw:text-box>
            <text:p text:style-name="P1"><text:span text:style-name="T1">&lt;&lt;dto&gt;&gt;</text:span></text:p>
          </draw:text-box>
        </draw:frame>
        <draw:frame draw:style-name="gr3" draw:layer="layout" svg:width="1.56cm" svg:height="0.357cm" svg:x="0.091cm" svg:y="2.621cm">
          <draw:text-box>
            <text:p text:style-name="P1"><text:span text:style-name="T2">Resource DTO</text:span></text:p>
          </draw:text-box>
        </draw:frame>
        <draw:frame draw:style-name="gr3" draw:layer="layout" svg:width="0.76cm" svg:height="0.344cm" svg:x="4.341cm" svg:y="0.572cm">
          <draw:text-box>
            <text:p text:style-name="P1"><text:span text:style-name="T1">&lt;&lt;dto&gt;&gt;</text:span></text:p>
          </draw:text-box>
        </draw:frame>
        <draw:frame draw:style-name="gr4" draw:layer="layout" svg:width="0.002cm" svg:height="0.937cm" svg:x="4.341cm" svg:y="1.06cm">
          <draw:text-box>
            <text:p/>
          </draw:text-box>
        </draw:frame>
        <draw:frame draw:style-name="gr3" draw:layer="layout" svg:width="0.76cm" svg:height="0.344cm" svg:x="4.341cm" svg:y="4.073cm">
          <draw:text-box>
            <text:p text:style-name="P1"><text:span text:style-name="T1">&lt;&lt;dto&gt;&gt;</text:span></text:p>
          </draw:text-box>
        </draw:frame>
        <draw:frame draw:style-name="gr3" draw:layer="layout" svg:width="1.67cm" svg:height="0.357cm" svg:x="4.341cm" svg:y="4.372cm">
          <draw:text-box>
            <text:p text:style-name="P1"><text:span text:style-name="T2">Capability DTO</text:span></text:p>
          </draw:text-box>
        </draw:frame>
        <draw:frame draw:style-name="gr3" draw:layer="layout" svg:width="0.76cm" svg:height="0.344cm" svg:x="4.341cm" svg:y="2.323cm">
          <draw:text-box>
            <text:p text:style-name="P1"><text:span text:style-name="T1">&lt;&lt;dto&gt;&gt;</text:span></text:p>
          </draw:text-box>
        </draw:frame>
        <draw:frame draw:style-name="gr3" draw:layer="layout" svg:width="1.297cm" svg:height="0.357cm" svg:x="4.341cm" svg:y="2.621cm">
          <draw:text-box>
            <text:p text:style-name="P1"><text:span text:style-name="T2">Wiring DTO</text:span></text:p>
          </draw:text-box>
        </draw:frame>
        <draw:frame draw:style-name="gr3" draw:layer="layout" svg:width="0.112cm" svg:height="0.348cm" svg:x="1.598cm" svg:y="1.986cm">
          <draw:text-box>
            <text:p text:style-name="P1"><text:span text:style-name="T3">1</text:span></text:p>
          </draw:text-box>
        </draw:frame>
        <draw:frame draw:style-name="gr3" draw:layer="layout" svg:width="0.383cm" svg:height="0.348cm" svg:x="3.802cm" svg:y="0.725cm">
          <draw:text-box>
            <text:p text:style-name="P1"><text:span text:style-name="T3">0..n</text:span></text:p>
          </draw:text-box>
        </draw:frame>
        <draw:frame draw:style-name="gr3" draw:layer="layout" svg:width="0.383cm" svg:height="0.348cm" svg:x="3.823cm" svg:y="4.559cm">
          <draw:text-box>
            <text:p text:style-name="P1"><text:span text:style-name="T3">0..n</text:span></text:p>
          </draw:text-box>
        </draw:frame>
        <draw:frame draw:style-name="gr3" draw:layer="layout" svg:width="0.112cm" svg:height="0.348cm" svg:x="1.598cm" svg:y="3.254cm">
          <draw:text-box>
            <text:p text:style-name="P1"><text:span text:style-name="T3">1</text:span></text:p>
          </draw:text-box>
        </draw:frame>
        <draw:frame draw:style-name="gr3" draw:layer="layout" svg:width="0.383cm" svg:height="0.348cm" svg:x="9.322cm" svg:y="2.238cm">
          <draw:text-box>
            <text:p text:style-name="P1"><text:span text:style-name="T3">0..n</text:span></text:p>
          </draw:text-box>
        </draw:frame>
        <draw:frame draw:style-name="gr3" draw:layer="layout" svg:width="0.383cm" svg:height="0.348cm" svg:x="4.822cm" svg:y="1.504cm">
          <draw:text-box>
            <text:p text:style-name="P1"><text:span text:style-name="T3">0..n</text:span></text:p>
          </draw:text-box>
        </draw:frame>
        <draw:frame draw:style-name="gr3" draw:layer="layout" svg:width="0.76cm" svg:height="0.344cm" svg:x="9.84cm" svg:y="2.323cm">
          <draw:text-box>
            <text:p text:style-name="P1"><text:span text:style-name="T1">&lt;&lt;dto&gt;&gt;</text:span></text:p>
          </draw:text-box>
        </draw:frame>
        <draw:frame draw:style-name="gr3" draw:layer="layout" svg:width="1.103cm" svg:height="0.357cm" svg:x="9.84cm" svg:y="2.621cm">
          <draw:text-box>
            <text:p text:style-name="P1"><text:span text:style-name="T2">Wire DTO</text:span></text:p>
          </draw:text-box>
        </draw:frame>
        <draw:frame draw:style-name="gr3" draw:layer="layout" svg:width="0.383cm" svg:height="0.348cm" svg:x="9.322cm" svg:y="2.738cm">
          <draw:text-box>
            <text:p text:style-name="P1"><text:span text:style-name="T3">0..n</text:span></text:p>
          </draw:text-box>
        </draw:frame>
        <draw:frame draw:style-name="gr3" draw:layer="layout" svg:width="0.84cm" svg:height="0.348cm" svg:x="1.742cm" svg:y="0.748cm">
          <draw:text-box>
            <text:p text:style-name="P1"><text:span text:style-name="T3">declares</text:span></text:p>
          </draw:text-box>
        </draw:frame>
        <draw:frame draw:style-name="gr3" draw:layer="layout" svg:width="0.84cm" svg:height="0.348cm" svg:x="1.668cm" svg:y="4.559cm">
          <draw:text-box>
            <text:p text:style-name="P1"><text:span text:style-name="T3">declares</text:span></text:p>
          </draw:text-box>
        </draw:frame>
        <draw:frame draw:style-name="gr3" draw:layer="layout" svg:width="0.383cm" svg:height="0.348cm" svg:x="4.81cm" svg:y="3.737cm">
          <draw:text-box>
            <text:p text:style-name="P1"><text:span text:style-name="T3">0..n</text:span></text:p>
          </draw:text-box>
        </draw:frame>
        <draw:frame draw:style-name="gr3" draw:layer="layout" svg:width="1.192cm" svg:height="0.348cm" svg:x="4.638cm" svg:y="5.239cm">
          <draw:text-box>
            <text:p text:style-name="P1"><text:span text:style-name="T3">provider for</text:span></text:p>
          </draw:text-box>
        </draw:frame>
        <draw:frame draw:style-name="gr3" draw:layer="layout" svg:width="1.149cm" svg:height="0.348cm" svg:x="4.758cm" svg:y="0.081cm">
          <draw:text-box>
            <text:p text:style-name="P1"><text:span text:style-name="T3">requirer for</text:span></text:p>
          </draw:text-box>
        </draw:frame>
        <draw:frame draw:style-name="gr3" draw:layer="layout" svg:width="0.112cm" svg:height="0.348cm" svg:x="0.586cm" svg:y="2.005cm">
          <draw:text-box>
            <text:p text:style-name="P1"><text:span text:style-name="T3">1</text:span></text:p>
          </draw:text-box>
        </draw:frame>
        <draw:frame draw:style-name="gr3" draw:layer="layout" svg:width="0.112cm" svg:height="0.348cm" svg:x="0.586cm" svg:y="3.254cm">
          <draw:text-box>
            <text:p text:style-name="P1"><text:span text:style-name="T3">1</text:span></text:p>
          </draw:text-box>
        </draw:frame>
        <draw:frame draw:style-name="gr3" draw:layer="layout" svg:width="0.112cm" svg:height="0.348cm" svg:x="6.478cm" svg:y="0.737cm">
          <draw:text-box>
            <text:p text:style-name="P1"><text:span text:style-name="T3">1</text:span></text:p>
          </draw:text-box>
        </draw:frame>
        <draw:frame draw:style-name="gr3" draw:layer="layout" svg:width="0.112cm" svg:height="0.348cm" svg:x="6.397cm" svg:y="4.236cm">
          <draw:text-box>
            <text:p text:style-name="P1"><text:span text:style-name="T3">1</text:span></text:p>
          </draw:text-box>
        </draw:frame>
        <draw:frame draw:style-name="gr3" draw:layer="layout" svg:width="0.899cm" svg:height="0.348cm" svg:x="7.008cm" svg:y="2.238cm">
          <draw:text-box>
            <text:p text:style-name="P1"><text:span text:style-name="T3">provided</text:span></text:p>
          </draw:text-box>
        </draw:frame>
        <draw:frame draw:style-name="gr3" draw:layer="layout" svg:width="0.857cm" svg:height="0.348cm" svg:x="7.008cm" svg:y="3.06cm">
          <draw:text-box>
            <text:p text:style-name="P1"><text:span text:style-name="T3">required</text:span></text:p>
          </draw:text-box>
        </draw:frame>
        <draw:frame draw:style-name="gr3" draw:layer="layout" svg:width="1.149cm" svg:height="0.348cm" svg:x="7.758cm" svg:y="0.739cm">
          <draw:text-box>
            <text:p text:style-name="P1"><text:span text:style-name="T3">requirer for</text:span></text:p>
          </draw:text-box>
        </draw:frame>
        <draw:frame draw:style-name="gr3" draw:layer="layout" svg:width="1.192cm" svg:height="0.348cm" svg:x="7.758cm" svg:y="4.238cm">
          <draw:text-box>
            <text:p text:style-name="P1"><text:span text:style-name="T3">provider for</text:span></text:p>
          </draw:text-box>
        </draw:frame>
        <draw:frame draw:style-name="gr3" draw:layer="layout" svg:width="0.112cm" svg:height="0.348cm" svg:x="2.138cm" svg:y="2.454cm">
          <draw:text-box>
            <text:p text:style-name="P1"><text:span text:style-name="T3">1</text:span></text:p>
          </draw:text-box>
        </draw:frame>
        <draw:frame draw:style-name="gr3" draw:layer="layout" svg:width="1.979cm" svg:height="0.357cm" svg:x="4.318cm" svg:y="0.913cm">
          <draw:text-box>
            <text:p text:style-name="P1"><text:span text:style-name="T2">Requirement DT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767cm" fo:page-height="5.5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